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cm" svg:stroke-color="#000000" draw:marker-start-width="0.162cm" draw:marker-end-width="0.162cm" draw:stroke-linejoin="miter" draw:fill="none" draw:fill-color="#ffffff" draw:textarea-horizontal-align="left" draw:textarea-vertical-align="top" draw:auto-grow-height="false" fo:padding-top="0.118cm" fo:padding-bottom="0.118cm" fo:padding-left="0.238cm" fo:padding-right="0.238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8" style:family="graphic" style:parent-style-name="standard">
      <style:graphic-properties svg:stroke-width="0.076cm" draw:marker-start-width="0.314cm" draw:marker-end-width="0.314cm" draw:fill="solid" draw:fill-color="#ffffff" draw:opacity="0%" draw:textarea-horizontal-align="justify" draw:textarea-vertical-align="middle" draw:auto-grow-height="false" fo:padding-top="0.163cm" fo:padding-bottom="0.163cm" fo:padding-left="0.288cm" fo:padding-right="0.288cm" draw:shadow-opacity="0%"/>
    </style:style>
    <style:style style:name="gr9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  <style:text-properties fo:font-size="20pt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20pt" fo:font-weight="bold" style:font-size-asian="18pt" style:font-weight-asian="bold" style:font-size-complex="18pt" style:font-weight-complex="bold"/>
    </style:style>
    <style:style style:name="P4" style:family="paragraph">
      <style:paragraph-properties fo:text-align="center"/>
      <style:text-properties fo:font-size="17.3999996185303pt"/>
    </style:style>
    <style:style style:name="P5" style:family="paragraph">
      <style:paragraph-properties fo:text-align="center"/>
      <style:text-properties fo:font-size="17.3999996185303pt" style:font-size-asian="14pt" style:font-size-complex="14pt"/>
    </style:style>
    <style:style style:name="P6" style:family="paragraph">
      <style:paragraph-properties fo:text-align="center"/>
      <style:text-properties fo:color="#000000" fo:font-size="17.3999996185303pt" style:font-size-asian="14pt" style:font-size-complex="14pt"/>
    </style:style>
    <style:style style:name="P7" style:family="paragraph">
      <style:paragraph-properties fo:text-align="center"/>
    </style:style>
    <style:style style:name="T1" style:family="text">
      <style:text-properties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2" style:family="text">
      <style:text-properties style:text-position="sub 58%"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3" style:family="text">
      <style:text-properties style:use-window-font-color="true"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4" style:family="text">
      <style:text-properties style:use-window-font-color="true" style:text-position="sub 58%"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000000" fo:font-size="14pt" style:font-size-asian="14pt" style:font-size-complex="14pt"/>
    </style:style>
    <style:style style:name="T7" style:family="text">
      <style:text-properties fo:font-family="'Times New Roman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8" style:family="text">
      <style:text-properties style:text-position="sub 58%" fo:font-family="'Times New Roman'" style:font-family-generic="roman" style:font-pitch="variable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style-name="gr1" draw:text-style-name="P1" draw:layer="layout" svg:x1="9.874cm" svg:y1="1.571cm" svg:x2="4.69cm" svg:y2="2.223cm">
          <text:p/>
        </draw:line>
        <draw:line draw:style-name="gr2" draw:text-style-name="P1" draw:layer="layout" svg:x1="13.762cm" svg:y1="1.571cm" svg:x2="18.946cm" svg:y2="2.223cm">
          <text:p/>
        </draw:line>
        <draw:line draw:style-name="gr2" draw:text-style-name="P1" draw:layer="layout" svg:x1="18.241cm" svg:y1="3.92cm" svg:x2="14.707cm" svg:y2="4.651cm">
          <text:p/>
        </draw:line>
        <draw:custom-shape draw:style-name="gr3" draw:text-style-name="P3" draw:layer="layout" svg:width="4.175cm" svg:height="1.567cm" svg:x="9.587cm" svg:y="0.703cm">
          <text:p text:style-name="P2"><text:span text:style-name="T1">PolicySet: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177cm" svg:height="1.462cm" svg:x="3.753cm" svg:y="2.222cm">
          <text:p text:style-name="P2"><text:span text:style-name="T1">Policy: P</text:span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175cm" svg:height="1.663cm" svg:x="16.548cm" svg:y="2.266cm">
          <text:p text:style-name="P2"><text:span text:style-name="T3">Policy: P</text:span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175cm" svg:height="1.461cm" svg:x="13.693cm" svg:y="4.651cm">
          <text:p text:style-name="P2"><text:span text:style-name="T1">Rule: R</text:span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175cm" svg:height="1.461cm" svg:x="19.259cm" svg:y="4.651cm">
          <text:p text:style-name="P2"><text:span text:style-name="T1">Rule: R</text:span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174cm" svg:height="1.461cm" svg:x="1.495cm" svg:y="4.651cm">
          <text:p text:style-name="P2"><text:span text:style-name="T1">Rule: R</text:span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.871cm" svg:height="1.331cm" svg:x="1.285cm" svg:y="10.099cm">
          <text:p text:style-name="P4"><text:span text:style-name="T5">Resource: Boo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4.871cm" svg:height="1.24cm" svg:x="1.27cm" svg:y="6.38cm">
          <text:p text:style-name="P4"><text:span text:style-name="T5">Subject: Bo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871cm" svg:height="1.242cm" svg:x="1.27cm" svg:y="8.255cm">
          <text:p text:style-name="P4"><text:span text:style-name="T6">Action: Borro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5.529cm" svg:height="1.06cm" svg:x="3.536cm" svg:y="13.97cm">
          <text:p text:style-name="P2"><text:span text:style-name="T1">PolicySet:P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445cm" svg:height="1.337cm" svg:x="1.27cm" svg:y="15.776cm">
          <text:p text:style-name="P2"><text:span text:style-name="T1">Policy: P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171cm" svg:height="1.344cm" svg:x="1.515cm" svg:y="23.384cm">
          <text:p text:style-name="P4"><text:span text:style-name="T5">Resource: Boo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3.942cm" svg:height="1.346cm" svg:x="14.683cm" svg:y="19.685cm">
          <text:p text:style-name="P4"><text:span text:style-name="T5">Subject: Bo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4.337cm" svg:height="1.347cm" svg:x="1.515cm" svg:y="21.436cm">
          <text:p text:style-name="P4"><text:span text:style-name="T5">Action: Borro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4.175cm" svg:height="1.461cm" svg:x="7.109cm" svg:y="4.651cm">
          <text:p text:style-name="P2"><text:span text:style-name="T1">Rule: R</text:span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2.365cm" svg:y1="4.651cm" svg:x2="18.831cm" svg:y2="3.92cm">
          <text:p/>
        </draw:line>
        <draw:line draw:style-name="gr2" draw:text-style-name="P1" draw:layer="layout" svg:x1="5.715cm" svg:y1="3.175cm" svg:x2="2.449cm" svg:y2="4.65cm">
          <text:p/>
        </draw:line>
        <draw:line draw:style-name="gr2" draw:text-style-name="P1" draw:layer="layout" svg:x1="10.107cm" svg:y1="4.65cm" svg:x2="6.35cm" svg:y2="3.81cm">
          <text:p/>
        </draw:line>
        <draw:custom-shape draw:style-name="gr4" draw:text-style-name="P5" draw:layer="layout" svg:width="4.871cm" svg:height="1.331cm" svg:x="7.017cm" svg:y="10.099cm">
          <text:p text:style-name="P4"><text:span text:style-name="T5">Resource: Boo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4.871cm" svg:height="1.24cm" svg:x="6.985cm" svg:y="6.38cm">
          <text:p text:style-name="P4"><text:span text:style-name="T5">Subject: Ali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4.871cm" svg:height="1.242cm" svg:x="7.002cm" svg:y="8.283cm">
          <text:p text:style-name="P4"><text:span text:style-name="T5">Action: Borro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4.871cm" svg:height="1.331cm" svg:x="13.544cm" svg:y="10.099cm">
          <text:p text:style-name="P4"><text:span text:style-name="T5">Resource: Boo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4.871cm" svg:height="1.241cm" svg:x="13.544cm" svg:y="6.379cm">
          <text:p text:style-name="P4"><text:span text:style-name="T5">Subject: Bo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4.871cm" svg:height="1.242cm" svg:x="13.529cm" svg:y="8.283cm">
          <text:p text:style-name="P4"><text:span text:style-name="T5">Action: Borro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4.87cm" svg:height="1.331cm" svg:x="19.05cm" svg:y="10.16cm">
          <text:p text:style-name="P4"><text:span text:style-name="T5">Resource: Boo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4.871cm" svg:height="1.241cm" svg:x="19.05cm" svg:y="6.379cm">
          <text:p text:style-name="P4"><text:span text:style-name="T5">Subject: Ali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4.87cm" svg:height="1.242cm" svg:x="19.126cm" svg:y="8.283cm">
          <text:p text:style-name="P4"><text:span text:style-name="T5">Action: Borro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4.445cm" svg:height="1.337cm" svg:x="6.985cm" svg:y="15.776cm">
          <text:p text:style-name="P2"><text:span text:style-name="T1">Policy: P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445cm" svg:height="1.27cm" svg:x="1.27cm" svg:y="17.748cm">
          <text:p text:style-name="P2"><text:span text:style-name="T1">Rule: R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445cm" svg:height="1.27cm" svg:x="6.985cm" svg:y="17.748cm">
          <text:p text:style-name="P2"><text:span text:style-name="T1">Rule: R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171cm" svg:height="1.344cm" svg:x="1.516cm" svg:y="23.385cm">
          <text:p text:style-name="P4"><text:span text:style-name="T5">Resource: Boo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4.337cm" svg:height="1.346cm" svg:x="1.516cm" svg:y="21.438cm">
          <text:p text:style-name="P4"><text:span text:style-name="T5">Action: Borro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4.171cm" svg:height="1.346cm" svg:x="7.091cm" svg:y="23.382cm">
          <text:p text:style-name="P4"><text:span text:style-name="T5">Resource: Boo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3.942cm" svg:height="1.344cm" svg:x="19.955cm" svg:y="19.685cm">
          <text:p text:style-name="P4"><text:span text:style-name="T5">Subject: Bo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4.337cm" svg:height="1.348cm" svg:x="7.091cm" svg:y="21.434cm">
          <text:p text:style-name="P4"><text:span text:style-name="T5">Action: Borro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4.171cm" svg:height="1.344cm" svg:x="7.092cm" svg:y="23.384cm">
          <text:p text:style-name="P4"><text:span text:style-name="T5">Resource: Boo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4.336cm" svg:height="1.347cm" svg:x="7.094cm" svg:y="21.436cm">
          <text:p text:style-name="P4"><text:span text:style-name="T5">Action: Borro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.002cm" svg:y1="15.778cm" svg:x2="6.489cm" svg:y2="15.032cm">
          <text:p/>
        </draw:line>
        <draw:line draw:style-name="gr2" draw:text-style-name="P1" draw:layer="layout" svg:x1="5.861cm" svg:y1="15.032cm" svg:x2="3.348cm" svg:y2="15.778cm">
          <text:p/>
        </draw:line>
        <draw:custom-shape draw:style-name="gr3" draw:text-style-name="P3" draw:layer="layout" svg:width="5.184cm" svg:height="1.172cm" svg:x="16.124cm" svg:y="13.97cm">
          <text:p text:style-name="P2"><text:span text:style-name="T1">PolicySet:Pb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943cm" svg:height="1.346cm" svg:x="14.605cm" svg:y="23.418cm">
          <text:p text:style-name="P4"><text:span text:style-name="T5">Resource: Boo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4.169cm" svg:height="1.344cm" svg:x="1.27cm" svg:y="19.653cm">
          <text:p text:style-name="P4"><text:span text:style-name="T5">Subject: Al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4.101cm" svg:height="1.35cm" svg:x="14.605cm" svg:y="21.468cm">
          <text:p text:style-name="P4"><text:span text:style-name="T5">Action: Borro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3.943cm" svg:height="1.346cm" svg:x="14.605cm" svg:y="23.419cm">
          <text:p text:style-name="P4"><text:span text:style-name="T5">Resource: Boo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4.101cm" svg:height="1.348cm" svg:x="14.605cm" svg:y="21.471cm">
          <text:p text:style-name="P4"><text:span text:style-name="T5">Action: Borro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3.943cm" svg:height="1.347cm" svg:x="19.876cm" svg:y="23.416cm">
          <text:p text:style-name="P4"><text:span text:style-name="T5">Resource: Boo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4.169cm" svg:height="1.343cm" svg:x="6.846cm" svg:y="19.653cm">
          <text:p text:style-name="P4"><text:span text:style-name="T5">Subject: Al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4.1cm" svg:height="1.348cm" svg:x="19.799cm" svg:y="21.468cm">
          <text:p text:style-name="P4"><text:span text:style-name="T5">Action: Borro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3.943cm" svg:height="1.346cm" svg:x="19.876cm" svg:y="23.418cm">
          <text:p text:style-name="P4"><text:span text:style-name="T5">Resource: Boo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4.1cm" svg:height="1.35cm" svg:x="19.799cm" svg:y="21.468cm">
          <text:p text:style-name="P4"><text:span text:style-name="T5">Action: Borro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1.544cm" svg:y1="15.926cm" svg:x2="19.188cm" svg:y2="15.143cm">
          <text:p/>
        </draw:line>
        <draw:line draw:style-name="gr2" draw:text-style-name="P1" draw:layer="layout" svg:x1="18.599cm" svg:y1="15.143cm" svg:x2="16.243cm" svg:y2="15.926cm">
          <text:p/>
        </draw:line>
        <draw:custom-shape draw:style-name="gr8" draw:text-style-name="P7" draw:layer="layout" svg:width="11.43cm" svg:height="12.732cm" svg:x="0.635cm" svg:y="12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11.43cm" svg:height="12.732cm" svg:x="13.335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445cm" svg:height="1.337cm" svg:x="13.97cm" svg:y="15.875cm">
          <text:p text:style-name="P2"><text:span text:style-name="T1">Policy: P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445cm" svg:height="1.337cm" svg:x="19.685cm" svg:y="15.875cm">
          <text:p text:style-name="P2"><text:span text:style-name="T1">Policy: P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445cm" svg:height="1.27cm" svg:x="13.97cm" svg:y="17.847cm">
          <text:p text:style-name="P2"><text:span text:style-name="T1">Rule: R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445cm" svg:height="1.27cm" svg:x="19.685cm" svg:y="17.847cm">
          <text:p text:style-name="P2"><text:span text:style-name="T1">Rule: R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178cm" svg:height="0.995cm" svg:x="0.997cm" svg:y="12.943cm">
          <text:p text:style-name="P3">PD<text:span text:style-name="T7">P</text:span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178cm" svg:height="0.995cm" svg:x="13.697cm" svg:y="12.975cm">
          <text:p text:style-name="P3">PD<text:span text:style-name="T7">P</text:span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4.13cm" svg:height="11.462cm" svg:x="0.635cm" svg:y="0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2.813cm" svg:height="0.995cm" svg:x="0.997cm" svg:y="0.91cm">
          <text:p text:style-name="P3">PD<text:span text:style-name="T7">P</text:span><text:span text:style-name="T8">initia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51cm" fo:page-height="26.08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875cm" svg:height="7.047cm" svg:x="2.209cm" svg:y="2.397cm" draw:page-number="1"/>
      <draw:page-thumbnail draw:layer="backgroundobjects" svg:width="6.875cm" svg:height="7.047cm" svg:x="2.209cm" svg:y="10.445cm"/>
      <draw:page-thumbnail draw:layer="backgroundobjects" svg:width="6.875cm" svg:height="7.047cm" svg:x="2.209cm" svg:y="18.493cm"/>
      <draw:page-thumbnail draw:layer="backgroundobjects" svg:width="6.875cm" svg:height="7.047cm" svg:x="12.504cm" svg:y="2.397cm"/>
      <draw:page-thumbnail draw:layer="backgroundobjects" svg:width="6.875cm" svg:height="7.047cm" svg:x="12.504cm" svg:y="10.445cm"/>
      <draw:page-thumbnail draw:layer="backgroundobjects" svg:width="6.875cm" svg:height="7.047cm" svg:x="12.504cm" svg:y="18.493cm"/>
    </style:handout-master>
    <style:master-page style:name="Default" style:page-layout-name="PM1" draw:style-name="Mdp1">
      <draw:frame presentation:style-name="Default-title" draw:layer="backgroundobjects" svg:width="22.905cm" svg:height="4.355cm" svg:x="1.27cm" svg:y="1.037cm" presentation:class="title" presentation:placeholder="true">
        <draw:text-box/>
      </draw:frame>
      <draw:frame presentation:style-name="Default-outline1" draw:layer="backgroundobjects" svg:width="22.905cm" svg:height="17.216cm" svg:x="1.27cm" svg:y="6.102cm" presentation:class="outline" presentation:placeholder="true">
        <draw:text-box/>
      </draw:frame>
      <draw:frame presentation:style-name="Mpr1" draw:text-style-name="MP1" draw:layer="backgroundobjects" svg:width="5.93cm" svg:height="1.799cm" svg:x="1.27cm" svg:y="23.76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067cm" svg:height="1.799cm" svg:x="8.702cm" svg:y="23.76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3cm" svg:height="1.799cm" svg:x="18.246cm" svg:y="23.76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lkateb </meta:initial-creator>
    <meta:creation-date>2011-09-25T20:53:14</meta:creation-date>
    <meta:editing-duration>PT04H02M34S</meta:editing-duration>
    <meta:editing-cycles>18</meta:editing-cycles>
    <dc:date>2011-10-05T11:22:28</dc:date>
    <dc:creator>elkateb </dc:creator>
    <meta:generator>OpenOffice.org/3.2$Linux OpenOffice.org_project/320m19$Build-9505</meta:generator>
    <meta:document-statistic meta:object-count="88"/>
  </office:meta>
</office:document-meta>
</file>